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258cm" fo:min-width="0.008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648cm" fo:min-width="2.016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draw:marker-start="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="Arrow" draw:marker-start-width="0.459cm" draw:marker-end="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="" draw:marker-start-width="0.459cm" draw:marker-end="Square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draw:marker-start="Square" draw:marker-start-width="0.459cm" draw:marker-end="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draw:marker-start="" draw:marker-start-width="0.459cm" draw:marker-end="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11cm" fo:min-width="0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Liberation Sans3" fo:font-size="13pt" style:font-name-asian="Liberation Sans3" style:font-size-asian="13pt" style:font-name-complex="Liberation Sans3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0.508cm" svg:height="0.508cm" svg:x="5.334cm" svg:y="5.334cm">
          <text:p text:style-name="P1"><text:span text:style-name="T1">+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3.556cm" svg:height="1.27cm" svg:x="4.318cm" svg:y="2.54cm">
          <text:p text:style-name="P1">lac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7.874cm" svg:y1="3.175cm" svg:x2="10.193cm" svg:y2="3.129cm" draw:start-shape="id1" draw:start-glue-point="10" svg:d="M7874 3175l2319-46" svg:viewBox="0 0 2320 47">
          <text:p/>
        </draw:connector>
        <draw:connector draw:style-name="gr4" draw:text-style-name="P3" draw:layer="layout" draw:type="line" svg:x1="4.318cm" svg:y1="3.175cm" svg:x2="1.588cm" svg:y2="3.175cm" draw:start-shape="id1" draw:start-glue-point="6" svg:d="M4318 3175h-2730" svg:viewBox="0 0 2731 1">
          <text:p/>
        </draw:connector>
        <draw:custom-shape draw:style-name="gr2" draw:text-style-name="P1" xml:id="id2" draw:id="id2" draw:layer="layout" svg:width="3.556cm" svg:height="1.27cm" svg:x="7.364cm" svg:y="5.334cm">
          <text:p text:style-name="P1">represss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92cm" svg:y1="5.969cm" svg:x2="13.239cm" svg:y2="5.923cm" draw:start-shape="id2" draw:start-glue-point="10" svg:d="M10920 5969l2319-46" svg:viewBox="0 0 2320 47">
          <text:p/>
        </draw:connector>
        <draw:connector draw:style-name="gr4" draw:text-style-name="P3" xml:id="id4" draw:id="id4" draw:layer="layout" draw:type="line" svg:x1="7.364cm" svg:y1="5.969cm" svg:x2="4.634cm" svg:y2="5.969cm" draw:start-shape="id2" draw:start-glue-point="6" svg:d="M7364 5969h-2730" svg:viewBox="0 0 2731 1">
          <text:p/>
        </draw:connector>
        <draw:custom-shape draw:style-name="gr2" draw:text-style-name="P1" xml:id="id3" draw:id="id3" draw:layer="layout" svg:width="3.556cm" svg:height="1.27cm" svg:x="10.393cm" svg:y="9.271cm">
          <text:p text:style-name="P1"><text:span text:style-name="T2">LacZ+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3.949cm" svg:y1="9.906cm" svg:x2="16.962cm" svg:y2="9.815cm" draw:start-shape="id3" draw:start-glue-point="10" svg:d="M13949 9906l3013-91" svg:viewBox="0 0 3014 92">
          <text:p/>
        </draw:connector>
        <draw:connector draw:style-name="gr4" draw:text-style-name="P3" xml:id="id5" draw:id="id5" draw:layer="layout" draw:type="line" svg:x1="10.393cm" svg:y1="9.906cm" svg:x2="7.874cm" svg:y2="9.884cm" draw:start-shape="id3" draw:start-glue-point="6" svg:d="M10393 9906l-2519-22" svg:viewBox="0 0 2520 23">
          <text:p/>
        </draw:connector>
        <draw:connector draw:style-name="gr5" draw:text-style-name="P3" draw:layer="layout" draw:type="line" svg:x1="6.096cm" svg:y1="3.81cm" svg:x2="5.999cm" svg:y2="5.969cm" draw:start-shape="id1" draw:start-glue-point="8" draw:end-shape="id4" draw:end-glue-point="0" svg:d="M6096 3810l-97 2159" svg:viewBox="0 0 98 2160">
          <text:p/>
        </draw:connector>
        <draw:connector draw:style-name="gr5" draw:text-style-name="P3" draw:layer="layout" draw:type="line" svg:x1="9.142cm" svg:y1="6.604cm" svg:x2="9.133cm" svg:y2="9.895cm" draw:start-shape="id2" draw:start-glue-point="8" draw:end-shape="id5" draw:end-glue-point="0" svg:d="M9142 6604l-9 3291" svg:viewBox="0 0 10 3292">
          <text:p/>
        </draw:connector>
        <draw:custom-shape draw:style-name="gr2" draw:text-style-name="P4" xml:id="id6" draw:id="id6" draw:layer="layout" svg:width="3.556cm" svg:height="1.27cm" svg:x="20.828cm" svg:y="0.824cm">
          <text:p text:style-name="P1"><text:span text:style-name="T3">Lactose</text:span></text:p>
          <text:p text:style-name="P1"><text:span text:style-name="T3">Outsi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14" draw:id="id14" draw:layer="layout" draw:type="line" svg:x1="22.606cm" svg:y1="2.094cm" svg:x2="22.606cm" svg:y2="4.572cm" draw:start-shape="id6" draw:start-glue-point="8" draw:end-shape="id7" draw:end-glue-point="4" svg:d="M22606 2094v2478" svg:viewBox="0 0 1 2479">
          <text:p/>
        </draw:connector>
        <draw:custom-shape draw:style-name="gr2" draw:text-style-name="P1" xml:id="id15" draw:id="id15" draw:layer="layout" svg:width="3.556cm" svg:height="1.27cm" svg:x="20.828cm" svg:y="13.716cm">
          <text:p text:style-name="P1">Glucos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3.556cm" svg:height="1.27cm" svg:x="16.002cm" svg:y="6.35cm">
          <text:p text:style-name="P1">R+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1.348cm" svg:y1="5.656cm" svg:x2="19.038cm" svg:y2="6.536cm" draw:end-shape="id8" draw:end-glue-point="11" svg:d="M21348 5656l-2310 880" svg:viewBox="0 0 2311 881">
          <text:p/>
        </draw:connector>
        <draw:connector draw:style-name="gr6" draw:text-style-name="P3" draw:layer="layout" draw:type="line" svg:x1="10.4cm" svg:y1="6.418cm" svg:x2="16.002cm" svg:y2="6.985cm" draw:start-shape="id2" draw:start-glue-point="9" draw:end-shape="id8" svg:d="M10400 6418l5602 567" svg:viewBox="0 0 5603 568">
          <text:p/>
        </draw:connector>
        <draw:custom-shape draw:style-name="gr2" draw:text-style-name="P5" xml:id="id9" draw:id="id9" draw:layer="layout" svg:width="3.556cm" svg:height="1.27cm" svg:x="5.016cm" svg:y="12.954cm">
          <text:p text:style-name="P1"><text:span text:style-name="T4">β-galactosid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572cm" svg:y1="13.589cm" svg:x2="10.891cm" svg:y2="13.543cm" draw:start-shape="id9" draw:start-glue-point="10" svg:d="M8572 13589l2319-46" svg:viewBox="0 0 2320 47">
          <text:p/>
        </draw:connector>
        <draw:connector draw:style-name="gr4" draw:text-style-name="P3" xml:id="id10" draw:id="id10" draw:layer="layout" draw:type="line" svg:x1="5.016cm" svg:y1="13.589cm" svg:x2="2.286cm" svg:y2="13.589cm" draw:start-shape="id9" draw:start-glue-point="6" svg:d="M5016 13589h-2730" svg:viewBox="0 0 2731 1">
          <text:p/>
        </draw:connector>
        <draw:connector draw:style-name="gr5" draw:text-style-name="P3" draw:layer="layout" svg:x1="12.171cm" svg:y1="10.541cm" svg:x2="3.651cm" svg:y2="13.589cm" draw:start-shape="id3" draw:start-glue-point="8" draw:end-shape="id10" draw:end-glue-point="0" svg:d="M12171 10541v1437h-8520v1611" svg:viewBox="0 0 8521 3049">
          <text:p/>
        </draw:connector>
        <draw:custom-shape draw:style-name="gr2" draw:text-style-name="P1" xml:id="id11" draw:id="id11" draw:layer="layout" svg:width="3.556cm" svg:height="1.27cm" svg:x="12.159cm" svg:y="16.764cm">
          <text:p text:style-name="P1">Permeas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5.715cm" svg:y1="17.399cm" svg:x2="18.034cm" svg:y2="17.353cm" draw:start-shape="id11" draw:start-glue-point="10" svg:d="M15715 17399l2319-46" svg:viewBox="0 0 2320 47">
          <text:p/>
        </draw:connector>
        <draw:connector draw:style-name="gr4" draw:text-style-name="P3" xml:id="id12" draw:id="id12" draw:layer="layout" draw:type="line" svg:x1="12.159cm" svg:y1="17.399cm" svg:x2="9.429cm" svg:y2="17.399cm" draw:start-shape="id11" draw:start-glue-point="6" svg:d="M12159 17399h-2730" svg:viewBox="0 0 2731 1">
          <text:p/>
        </draw:connector>
        <draw:connector draw:style-name="gr7" draw:text-style-name="P3" draw:layer="layout" svg:x1="10.794cm" svg:y1="17.399cm" svg:x2="12.171cm" svg:y2="10.541cm" draw:start-shape="id12" draw:start-glue-point="0" draw:end-shape="id3" draw:end-glue-point="8" svg:d="M10794 17399v-3516h1377v-3342" svg:viewBox="0 0 1378 6859">
          <text:p/>
        </draw:connector>
        <draw:connector draw:style-name="gr5" draw:text-style-name="P3" draw:layer="layout" svg:x1="26.045cm" svg:y1="16.243cm" svg:x2="22.606cm" svg:y2="3.333cm" draw:start-shape="id13" draw:start-glue-point="3" draw:end-shape="id14" draw:end-glue-point="0" svg:d="M26045 16243h553v-12910h-3992" svg:viewBox="0 0 3993 12911">
          <text:p/>
        </draw:connector>
        <draw:connector draw:style-name="gr8" draw:text-style-name="P3" xml:id="id13" draw:id="id13" draw:layer="layout" svg:x1="13.937cm" svg:y1="16.764cm" svg:x2="26.045cm" svg:y2="16.243cm" draw:start-shape="id11" draw:start-glue-point="4" svg:d="M13937 16764v-553h12108v32" svg:viewBox="0 0 12109 554">
          <text:p/>
        </draw:connector>
        <draw:connector draw:style-name="gr5" draw:text-style-name="P3" draw:layer="layout" draw:line-skew="0.023cm" svg:x1="6.794cm" svg:y1="12.954cm" svg:x2="22.616cm" svg:y2="12.424cm" draw:start-shape="id9" draw:start-glue-point="4" svg:d="M6794 12954v-530h15822" svg:viewBox="0 0 15823 531">
          <text:p/>
        </draw:connector>
        <draw:custom-shape draw:style-name="gr2" draw:text-style-name="P4" xml:id="id7" draw:id="id7" draw:layer="layout" svg:width="3.556cm" svg:height="1.27cm" svg:x="20.828cm" svg:y="4.572cm">
          <text:p text:style-name="P1"><text:span text:style-name="T3">Lactose</text:span></text:p>
          <text:p text:style-name="P1"><text:span text:style-name="T3">Insi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08cm" svg:height="0.508cm" svg:x="2.794cm" svg:y="12.954cm">
          <text:p text:style-name="P1"><text:span text:style-name="T1">+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08cm" svg:height="0.508cm" svg:x="9.994cm" svg:y="16.755cm">
          <text:p text:style-name="P1"><text:span text:style-name="T1">+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508cm" svg:height="0.508cm" svg:x="21.794cm" svg:y="11.656cm">
          <text:p text:style-name="P1"><text:span text:style-name="T1">+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22.606cm" svg:y1="13.716cm" svg:x2="22.606cm" svg:y2="5.842cm" draw:start-shape="id15" draw:start-glue-point="4" draw:end-shape="id7" draw:end-glue-point="8" svg:d="M22606 13716v-7874" svg:viewBox="0 0 1 7875">
          <text:p/>
        </draw:connector>
        <draw:line draw:style-name="gr10" draw:text-style-name="P3" draw:layer="layout" svg:x1="22.606cm" svg:y1="14.986cm" svg:x2="22.606cm" svg:y2="19.304cm">
          <text:p/>
        </draw:line>
        <draw:custom-shape draw:style-name="gr1" draw:text-style-name="P2" draw:layer="layout" svg:width="0.508cm" svg:height="0.508cm" svg:x="22.894cm" svg:y="2.657cm">
          <text:p text:style-name="P1"><text:span text:style-name="T1">+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08cm" svg:height="0.508cm" svg:x="8.234cm" svg:y="9.135cm">
          <text:p text:style-name="P1"><text:span text:style-name="T1">-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31T18:33:46.912850556</meta:creation-date>
    <dc:date>2016-09-01T17:21:55.509688452</dc:date>
    <meta:editing-duration>PT4H33M3S</meta:editing-duration>
    <meta:editing-cycles>3</meta:editing-cycles>
    <meta:generator>LibreOffice/5.1.4.2$Linux_X86_64 LibreOffice_project/10m0$Build-2</meta:generator>
    <meta:document-statistic meta:object-count="60"/>
  </office:meta>
</office:document-meta>
</file>